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wasdee" svg:font-family="Sawasdee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c1c1c" draw:fill="solid" draw:fill-color="#e0e0e0" draw:textarea-horizontal-align="justify" draw:textarea-vertical-align="middle" draw:auto-grow-height="false" fo:min-height="0.67cm" fo:min-width="0.42cm"/>
    </style:style>
    <style:style style:name="gr2" style:family="graphic" style:parent-style-name="standard">
      <style:graphic-properties draw:stroke="none" svg:stroke-color="#1c1c1c" draw:fill="solid" draw:fill-color="#e0e0e0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stroke="none" draw:fill="solid" draw:fill-color="#a9f06c" draw:textarea-horizontal-align="justify" draw:textarea-vertical-align="middle" draw:auto-grow-height="false" fo:min-height="2.269cm" fo:min-width="2.018cm"/>
    </style:style>
    <style:style style:name="P1" style:family="paragraph">
      <loext:graphic-properties draw:fill="solid" draw:fill-color="#e0e0e0"/>
      <style:paragraph-properties fo:text-align="center"/>
    </style:style>
    <style:style style:name="P2" style:family="paragraph">
      <loext:graphic-properties draw:fill="solid" draw:fill-color="#a9f06c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cm" svg:height="1.3cm" svg:x="4.9cm" svg:y="2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0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2.35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5cm" svg:height="3.5cm" svg:x="6.25cm" svg:y="6.2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064.7814910025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cm" svg:height="1cm" svg:x="10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4.901cm" svg:y="11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2.55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awasdee" svg:font-family="Sawasdee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12:10:39.790795981</meta:creation-date>
    <dc:date>2023-07-13T22:48:52.841013401</dc:date>
    <meta:editing-duration>PT2H53M51S</meta:editing-duration>
    <meta:editing-cycles>24</meta:editing-cycles>
    <meta:generator>LibreOffice/7.5.4.2$Linux_X86_64 LibreOffice_project/f5df176c80caea84288e6d2ddbbc413e4968a422</meta:generator>
    <meta:document-statistic meta:object-count="7"/>
  </office:meta>
</office:document-meta>
</file>